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321.3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7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E01.12.42.100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2.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460_1x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BatteryHolder_Keystone_2460_1x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BatteryHolder_Keystone_2460_1x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4</text:p>
          </table:table-cell>
          <table:table-cell office:value-type="string" calcext:value-type="string">
            <text:p>BatteryHolder_Keystone_2460_1x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11,C9,C13,C12,C10,C8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0pF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0pF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TerminalBlock_Phoenix_MKDS-1,5-2-5.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N2</text:p>
          </table:table-cell>
          <table:table-cell office:value-type="string" calcext:value-type="string">
            <text:p>TerminalBlock_Phoenix_MKDS-1,5-2-5.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NN3</text:p>
          </table:table-cell>
          <table:table-cell office:value-type="string" calcext:value-type="string">
            <text:p>TerminalBlock_Phoenix_MKDS-1,5-3-5.08_1x03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_PROG_EXT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NN4</text:p>
          </table:table-cell>
          <table:table-cell office:value-type="string" calcext:value-type="string">
            <text:p>TerminalBlock_Phoenix_MKDS-1,5-2-5.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_LOAD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N5</text:p>
          </table:table-cell>
          <table:table-cell office:value-type="string" calcext:value-type="string">
            <text:p>TerminalBlock_Phoenix_MKDS-1,5-3-5.08_1x03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_PNP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Powermite_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M120LT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WC16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1602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D3,FID2,FID1</text:p>
          </table:table-cell>
          <table:table-cell office:value-type="string" calcext:value-type="string">
            <text:p>Fiducial_1.5mm_Mask3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4,H3,H2,H1</text:p>
          </table:table-cell>
          <table:table-cell office:value-type="string" calcext:value-type="string">
            <text:p>MountingHole_3.2mm_M3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_DIN9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G_CURREN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HARGE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P7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_PN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G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R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KiCad-Logo2_5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_log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OSHW-Logo_5.7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Open_Hardware_Small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WEEE-Logo_4.2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E_lo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uperSOT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N306P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D210T4G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17-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1R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10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2,R3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25,R30,R29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27,R20,R16,R24,R23,R19,R15</text:p>
          </table:table-cell>
          <table:table-cell office:value-type="string" calcext:value-type="string">
            <text:p>R_0805_2012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28,R18,R14,R22,R21,R17,R13</text:p>
          </table:table-cell>
          <table:table-cell office:value-type="string" calcext:value-type="string">
            <text:p>R_0805_2012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R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R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1K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2K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Piher_PT-10-V10_Vertical_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YM1</text:p>
          </table:table-cell>
          <table:table-cell office:value-type="string" calcext:value-type="string">
            <text:p>ESD-Logo_6.6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_ESD_Small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P10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P11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12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1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P14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P15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_LOA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P16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17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V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1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20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_SW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21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_SW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P22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2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24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_SW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25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_SW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26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P27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P2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_SW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P2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_SW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30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E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P31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RW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32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R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3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34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35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36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37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3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P3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40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41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BL_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42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BL_CTR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4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44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BL_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45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_H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46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_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47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B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5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P6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D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P7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P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P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G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-16-1EP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4060EFE</text:p>
          </table:table-cell>
          <table:table-cell/>
        </table:table-row>
      </table:table>
      <table:named-expressions/>
      <table:database-ranges>
        <table:database-range table:name="__Anonymous_Sheet_DB__0" table:target-range-address="'AE01.12.42.100_pcb'.A1:'AE01.12.42.100_pcb'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10-02T00:30:21.511238176</dc:date>
    <meta:editing-duration>PT49S</meta:editing-duration>
    <meta:editing-cycles>1</meta:editing-cycles>
    <meta:document-statistic meta:table-count="1" meta:cell-count="566" meta:object-count="0"/>
  </office:meta>
</office:document-meta>
</file>